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BB00000097A5140E5184BE47E3.png" manifest:media-type="image/png"/>
  <manifest:file-entry manifest:full-path="Pictures/1000000000000275000001260764CB6B1FA8E617.png" manifest:media-type="image/png"/>
  <manifest:file-entry manifest:full-path="Pictures/10000000000002720000010DFECCE7EEFF07E148.png" manifest:media-type="image/png"/>
  <manifest:file-entry manifest:full-path="Pictures/100000000000025E000001924FAF3269B39BA3A2.png" manifest:media-type="image/png"/>
  <manifest:file-entry manifest:full-path="Pictures/10000000000004E1000000CCBBEFEBFD9E074349.png" manifest:media-type="image/png"/>
  <manifest:file-entry manifest:full-path="Pictures/1000000000000268000000F653FA3C3B8194084E.png" manifest:media-type="image/png"/>
  <manifest:file-entry manifest:full-path="Pictures/100000000000025D0000014B188A2E595195904A.png" manifest:media-type="image/png"/>
  <manifest:file-entry manifest:full-path="Pictures/100000000000026D0000012A2B4E2DFFDF83A72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4981" officeooo:paragraph-rsid="000e498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3 CERTO</text:p>
      <text:p text:style-name="Standard"/>
      <text:p text:style-name="Standard"><draw:frame draw:style-name="fr1" draw:name="Figura7" text:anchor-type="paragraph" svg:width="16.034cm" svg:height="10.636cm" draw:z-index="4"><draw:image xlink:href="Pictures/100000000000025E000001924FAF3269B39BA3A2.png" xlink:type="simple" xlink:show="embed" xlink:actuate="onLoad"/></draw:frame></text:p>
      <text:p text:style-name="Standard"/>
      <text:p text:style-name="Standard"><draw:frame draw:style-name="fr1" draw:name="Figura1" text:anchor-type="paragraph" svg:width="16.563cm" svg:height="7.117cm" draw:z-index="0"><draw:image xlink:href="Pictures/10000000000002720000010DFECCE7EEFF07E148.png" xlink:type="simple" xlink:show="embed" xlink:actuate="onLoad"/></draw:frame></text:p>
      <text:p text:style-name="Standard"/>
      <text:p text:style-name="Standard"/>
      <text:p text:style-name="Standard"><draw:frame draw:style-name="fr1" draw:name="Figura2" text:anchor-type="paragraph" svg:width="16.298cm" svg:height="6.509cm" draw:z-index="1"><draw:image xlink:href="Pictures/1000000000000268000000F653FA3C3B8194084E.png" xlink:type="simple" xlink:show="embed" xlink:actuate="onLoad"/></draw:frame><text:soft-page-break/></text:p>
      <text:p text:style-name="Standard"><draw:frame draw:style-name="fr2" draw:name="Figura3" text:anchor-type="paragraph" svg:width="16.642cm" svg:height="7.779cm" draw:z-index="2"><draw:image xlink:href="Pictures/1000000000000275000001260764CB6B1FA8E617.png" xlink:type="simple" xlink:show="embed" xlink:actuate="onLoad"/></draw:frame></text:p>
      <text:p text:style-name="Standard"/>
      <text:p text:style-name="Standard"><draw:frame draw:style-name="fr1" draw:name="Figura8" text:anchor-type="paragraph" svg:width="16.007cm" svg:height="8.758cm" draw:z-index="7"><draw:image xlink:href="Pictures/100000000000025D0000014B188A2E595195904A.png" xlink:type="simple" xlink:show="embed" xlink:actuate="onLoad"/></draw:frame></text:p>
      <text:p text:style-name="Standard"/>
      <text:p text:style-name="Standard"><draw:frame draw:style-name="fr1" draw:name="Figura4" text:anchor-type="paragraph" svg:width="16.431cm" svg:height="7.885cm" draw:z-index="3"><draw:image xlink:href="Pictures/100000000000026D0000012A2B4E2DFFDF83A727.png" xlink:type="simple" xlink:show="embed" xlink:actuate="onLoad"/></draw:frame><text:soft-page-break/></text:p>
      <text:p text:style-name="Standard"/>
      <text:p text:style-name="Standard"/>
      <text:p text:style-name="Standard"><draw:frame draw:style-name="fr3" draw:name="Figura5" text:anchor-type="paragraph" svg:width="17cm" svg:height="2.776cm" draw:z-index="5"><draw:image xlink:href="Pictures/10000000000004E1000000CCBBEFEBFD9E074349.png" xlink:type="simple" xlink:show="embed" xlink:actuate="onLoad"/></draw:frame></text:p>
      <text:p text:style-name="Standard"/>
      <text:p text:style-name="Standard"><draw:frame draw:style-name="fr3" draw:name="Figura6" text:anchor-type="paragraph" svg:width="17cm" svg:height="2.118cm" draw:z-index="6"><draw:image xlink:href="Pictures/10000000000004BB00000097A5140E5184BE47E3.png" xlink:type="simple" xlink:show="embed" xlink:actuate="onLoad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11:04:27.584000000</meta:creation-date>
    <dc:date>2018-03-27T12:17:54.664000000</dc:date>
    <meta:editing-duration>PT1H3M12S</meta:editing-duration>
    <meta:editing-cycles>10</meta:editing-cycles>
    <meta:generator>LibreOffice/5.3.1.2$Windows_X86_64 LibreOffice_project/e80a0e0fd1875e1696614d24c32df0f95f03deb2</meta:generator>
    <meta:document-statistic meta:table-count="0" meta:image-count="8" meta:object-count="0" meta:page-count="3" meta:paragraph-count="1" meta:word-count="2" meta:character-count="8" meta:non-whitespace-character-count="7"/>
  </office:meta>
</office:document-meta>
</file>